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_20_1-outline1">
      <style:graphic-properties fo:min-height="16.47cm"/>
    </style:style>
    <style:style style:name="pr4" style:family="presentation" style:parent-style-name="Default_20_1-outline1">
      <style:graphic-properties draw:auto-grow-height="true" fo:min-height="18.681cm"/>
    </style:style>
    <style:style style:name="pr5" style:family="presentation" style:parent-style-name="Default_20_1-outline1">
      <style:graphic-properties fo:min-height="16.741cm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fo:min-height="18.204cm"/>
    </style:style>
    <style:style style:name="pr8" style:family="presentation" style:parent-style-name="Default_20_1-outline1">
      <style:graphic-properties fo:min-height="17.077cm"/>
    </style:style>
    <style:style style:name="pr9" style:family="presentation" style:parent-style-name="Default_20_1-outline1">
      <style:graphic-properties fo:min-height="16.019cm"/>
    </style:style>
    <style:style style:name="pr10" style:family="presentation" style:parent-style-name="Default_20_1-outline1">
      <style:graphic-properties fo:min-height="18.33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margin-top="0cm" fo:margin-bottom="0.152cm"/>
    </style:style>
    <style:style style:name="P3" style:family="paragraph">
      <style:paragraph-properties fo:margin-top="0cm" fo:margin-bottom="0.152cm"/>
      <style:text-properties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406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family="'Courier 10 Pitch'" style:font-style-name="Italic" style:font-pitch="fixed" fo:font-size="15pt" style:font-size-asian="15pt" style:font-size-complex="15pt"/>
    </style:style>
    <style:style style:name="T6" style:family="text">
      <style:text-properties fo:font-family="Arimo" style:font-style-name="Italic" style:font-family-generic="swiss" style:font-pitch="variable" fo:font-size="15pt" style:font-size-asian="15pt" style:font-size-complex="15pt"/>
    </style:style>
    <style:style style:name="T7" style:family="text">
      <style:text-properties fo:font-family="Arimo" style:font-style-name="Italic" style:font-family-generic="swiss" style:font-pitch="variable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Practical Tips</text:span></text:p>
          </draw:text-box>
        </draw:frame>
        <draw:frame draw:style-name="gr1" draw:text-style-name="P1" draw:layer="layout" svg:width="1.395cm" svg:height="0.725cm" svg:x="25.883cm" svg:y="20.275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>
        <office:forms form:automatic-focus="false" form:apply-design-mode="false"/>
        <draw:frame presentation:style-name="pr3" draw:text-style-name="P3" draw:layer="layout" svg:width="25.199cm" svg:height="16.47cm" svg:x="1.4cm" svg:y="2.54cm" presentation:class="outline" presentation:user-transformed="true">
          <draw:text-box>
            <text:list text:style-name="L2">
              <text:list-item>
                <text:p text:style-name="P2"><text:span text:style-name="T4">mesh order</text:span></text:p>
                <text:list>
                  <text:list-item>
                    <text:p><text:span text:style-name="T4">Generally avoid a </text:span><text:span text:style-name="T5">mesh.order</text:span><text:span text:style-name="T4"> value of 1. <text:s/>It just takes too many iterations to converge and the </text:span><text:span text:style-name="T4">results do not appear to be as accurate as with higher orders since the fields are not smooth.</text:span></text:p>
                  </text:list-item>
                  <text:list-item>
                    <text:p><text:span text:style-name="T4">Achievable accuracy for mesh orders of 2 and above seem about the same because they all </text:span><text:span text:style-name="T4">result in smooth fields.</text:span></text:p>
                  </text:list-item>
                  <text:list-item>
                    <text:p><text:span text:style-name="T4">The larger the mesh order, the more quickly the results converge. <text:s/>Larger mesh orders can </text:span><text:span text:style-name="T4">result in much quicker overall run times.</text:span></text:p>
                  </text:list-item>
                  <text:list-item>
                    <text:p><text:span text:style-name="T4">Larger mesh orders can lead to convergence that is more consistent from one iteration to the </text:span><text:span text:style-name="T4">next because the mesh elements can better accommodate the needed field changes in one area </text:span><text:span text:style-name="T4">when the mesh is refined in another.</text:span></text:p>
                  </text:list-item>
                  <text:list-item>
                    <text:p><text:span text:style-name="T4">The first solution at a given frequency slows quickly with increasing mesh order. <text:s/>After the first </text:span><text:span text:style-name="T4">solution, the speed penalty is relatively small since the current solution is used as the initial </text:span><text:span text:style-name="T4">guess for the next solution as long as </text:span><text:span text:style-name="T5">solution.use.initial.guess</text:span><text:span text:style-name="T4"> is set to true.</text:span></text:p>
                  </text:list-item>
                  <text:list-item>
                    <text:p><text:span text:style-name="T4">A good strategy is to set </text:span><text:span text:style-name="T5">mesh.order</text:span><text:span text:style-name="T4"> to the highest number possible that still results in a </text:span><text:span text:style-name="T4">relatively quick initial solution. <text:s/>Experience to date has shown that mesh orders of 3 or 4 are </text:span><text:span text:style-name="T4">effective.</text:span></text:p>
                  </text:list-item>
                  <text:list-item>
                    <text:p><text:span text:style-name="T4">ParaView only supports mesh orders up to 6. <text:s/>So while OpenParEM2D can use mesh orders </text:span><text:span text:style-name="T4">above 6, ParaView cannot be used to view those solutions.</text:span></text:p>
                    <text:list>
                      <text:list-item>
                        <text:p><text:span text:style-name="T4">Visualization with orders above 6 may be possible with the VisIt visualizer (</text:span><text:span text:style-name="T4"><text:a xlink:href="https://wci.llnl.gov/simulation/computer-codes/visit">https://wci.llnl.gov/simulation/computer-codes/visit</text:a></text:span><text:span text:style-name="T4">). <text:s/>Support for VisIt would be relatively </text:span><text:span text:style-name="T4">easy to add to OpenParEM2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>
        <office:forms form:automatic-focus="false" form:apply-design-mode="false"/>
        <draw:frame presentation:style-name="pr4" draw:text-style-name="P2" draw:layer="layout" svg:width="25.199cm" svg:height="18.681cm" svg:x="1.488cm" svg:y="1.778cm" presentation:class="outline" presentation:user-transformed="true">
          <draw:text-box>
            <text:list text:style-name="L2">
              <text:list-item>
                <text:p><text:span text:style-name="T5">solution.tolerance</text:span></text:p>
                <text:list>
                  <text:list-item>
                    <text:p><text:span text:style-name="T4">Select a value of 1e-12 or 1e-13. <text:s/>Smaller values may cause the eigenvalue solver or the H-field </text:span><text:span text:style-name="T4">solver to fail to converge. <text:s/>The smallest allowed value is 1e-15. <text:s/>If OpenParEM2D is having </text:span><text:span text:style-name="T4">problems converging, try relaxing this keyword/value pair. <text:s/>However, tolerances as large as 1e-8 </text:span><text:span text:style-name="T4">to 1e-6 can start to generate partially accurate or inaccurate results.</text:span></text:p>
                  </text:list-item>
                  <text:list-item>
                    <text:p><text:span text:style-name="T4">Values of 1e-14 or even 1e-15 can be tried if absolute maximum accuracy is desired. <text:s/>It may </text:span><text:span text:style-name="T4">work, but if convergence issues occur, then the tolerance will need to be relaxed.</text:span></text:p>
                  </text:list-item>
                </text:list>
              </text:list-item>
              <text:list-item>
                <text:p><text:span text:style-name="T5">mesh.uniform_refinement.count</text:span></text:p>
                <text:list>
                  <text:list-item>
                    <text:p><text:span text:style-name="T4">When an initial mesh is very coarse [such a 4 triangles for a rectangular waveguide], </text:span><text:span text:style-name="T4">OpenParEM2D can sometimes have trouble getting started on finding solutions to higher-order </text:span><text:span text:style-name="T4">modes. <text:s/>To overcome this issue while avoiding the need to re-mesh the problem, the mesh </text:span><text:span text:style-name="T4">density can be increased by sub-dividing every mesh element. <text:s/>Setting </text:span><text:span text:style-name="T5">mesh.uniform_refinement.count</text:span><text:span text:style-name="T4"> to 1 causes this mesh refinement. <text:s/>Setting the keyword </text:span><text:span text:style-name="T4">to 2 causes two uniform refinements, and so on.</text:span></text:p>
                  </text:list-item>
                </text:list>
              </text:list-item>
              <text:list-item>
                <text:p><text:span text:style-name="T5">solutions.mode.buffer</text:span></text:p>
                <text:list>
                  <text:list-item>
                    <text:p><text:span text:style-name="T4">If OpenParEM2D reports that not all of the requested solutions were found, simply increase </text:span><text:span text:style-name="T5">solutions.mode.buffer</text:span><text:span text:style-name="T4"> until all the requested modes are found.</text:span></text:p>
                  </text:list-item>
                  <text:list-item>
                    <text:p><text:span text:style-name="T4">Setting </text:span><text:span text:style-name="T5">solutions.mode.buffer</text:span><text:span text:style-name="T4"> higher than necessary simply slows the run time as the </text:span><text:span text:style-name="T4">eigenvalue solver iteratively solves for unneeded solutions.</text:span></text:p>
                  </text:list-item>
                  <text:list-item>
                    <text:p><text:span text:style-name="T4">If only one mode is being solved, </text:span><text:span text:style-name="T5">solutions.mode.buffer</text:span><text:span text:style-name="T4"> can usually be set to zero.</text:span></text:p>
                  </text:list-item>
                  <text:list-item>
                    <text:p><text:span text:style-name="T4">For coupled transmission lines, </text:span><text:span text:style-name="T5">solutions.mode.buffer</text:span><text:span text:style-name="T4"> can also be typically set to ze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5" draw:layer="layout" svg:width="24.437cm" svg:height="16.741cm" svg:x="2.294cm" svg:y="2.032cm" presentation:class="outline" presentation:user-transformed="true">
          <draw:text-box>
            <text:list text:style-name="L2">
              <text:list-item>
                <text:p><text:span text:style-name="T4">shift-and-invert method in solving the eigenvalue problem</text:span></text:p>
                <text:list>
                  <text:list-item>
                    <text:p><text:span text:style-name="T4">The shift-and-invert method is common in solving eigenvalue problems to speed up simulations </text:span><text:span text:style-name="T4">by creating more separation between eigenvalues.</text:span></text:p>
                  </text:list-item>
                  <text:list-item>
                    <text:p><text:span text:style-name="T4">Shift-and-invert is controlled by two keyword/value pairs in the setup file. </text:span></text:p>
                    <text:list>
                      <text:list-item>
                        <text:p><text:span text:style-name="T5">solution.use.shift.invert </text:span><text:span text:style-name="T4">- Set to “true” to use shift-and-invert.</text:span></text:p>
                      </text:list-item>
                      <text:list-item>
                        <text:p><text:span text:style-name="T5">solution.shift.factor</text:span><text:span text:style-name="T4"> - When </text:span><text:span text:style-name="T5">solution.shift.invert</text:span><text:span text:style-name="T4"> is set to true, in some </text:span><text:span text:style-name="T4">cases the search space can be too small and solutions can be missed. <text:s/>This is observable </text:span><text:span text:style-name="T4">when the eigenvalue solver keeps finding various small values for solutions. <text:s/>In this case, </text:span><text:span text:style-name="T4">setting </text:span><text:span text:style-name="T5">solution.shift.factor</text:span><text:span text:style-name="T4"> to a higher value, such as 10 (1 is the default) can </text:span><text:span text:style-name="T4">enable to solution with larger eigenvalues. <text:s/>The larger solution space may run a little slower.</text:span></text:p>
                      </text:list-item>
                    </text:list>
                  </text:list-item>
                  <text:list-item>
                    <text:p><text:span text:style-name="T4">If OpenParEM2D seems to be struggling to find the expected solutions, try varying </text:span><text:span text:style-name="T5">solution.shift.factor</text:span><text:span text:style-name="T4">. <text:s/>Alternatively, set </text:span><text:span text:style-name="T5">solution.use.shift.invert</text:span><text:span text:style-name="T4"> to “false” to </text:span><text:span text:style-name="T4">use a slower but more reliable meth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7" draw:text-style-name="P5" draw:layer="layout" svg:width="25.199cm" svg:height="18.204cm" svg:x="1.4cm" svg:y="1.232cm" presentation:class="outline" presentation:user-transformed="true">
          <draw:text-box>
            <text:list text:style-name="L2">
              <text:list-item>
                <text:p text:style-name="P5"><text:span text:style-name="T4">adaptive meshing</text:span></text:p>
                <text:list>
                  <text:list-item>
                    <text:p text:style-name="P5"><text:span text:style-name="T4">OpenParEM2D supports adaptive mesh refinement, where mesh elements with high errors are </text:span><text:span text:style-name="T4">subdivided at each iteration to improve solution accuracy.</text:span></text:p>
                  </text:list-item>
                  <text:list-item>
                    <text:p text:style-name="P5"><text:span text:style-name="T4">The MFEM 4.3 library does not support de-refinement for the mesh type used, so as iterative </text:span><text:span text:style-name="T4">refinement progresses, if an area becomes over-meshed, it cannot be simplified even though the </text:span><text:span text:style-name="T4">over-meshing can be detected.</text:span></text:p>
                  </text:list-item>
                  <text:list-item>
                    <text:p text:style-name="P5"><text:span text:style-name="T4">To minimize over-meshing, the strategy in OpenParEM2D is to refine slowly to minimize mesh </text:span><text:span text:style-name="T4">refinement in areas that ultimately lead to low errors. <text:s/>This strategy can lead to large numbers of </text:span><text:span text:style-name="T4">iterations.</text:span></text:p>
                  </text:list-item>
                  <text:list-item>
                    <text:p text:style-name="P5"><text:span text:style-name="T4">Mesh refinement is controlled using two keyword/value pairs in the setup file.</text:span></text:p>
                    <text:list>
                      <text:list-item>
                        <text:p text:style-name="P5"><text:span text:style-name="T5">mesh.refinement.cutoff</text:span><text:span text:style-name="T6"> - Mesh elements with error greater than or equal to </text:span><text:span text:style-name="T5">mesh.refinement.cutoff </text:span><text:span text:style-name="T6">times the maximum mesh element error are marked for </text:span><text:span text:style-name="T6">refinement. <text:s/>A lower value increases the number of elements refined per iteration and can </text:span><text:span text:style-name="T6">accelerate convergence at the risk of over-meshing some areas.</text:span></text:p>
                      </text:list-item>
                      <text:list-item>
                        <text:p text:style-name="P5"><text:span text:style-name="T5">mesh.refinement.fraction</text:span><text:span text:style-name="T6"> - The total number of elements to be refined is capped by </text:span><text:span text:style-name="T5">mesh.refinement.fraction</text:span><text:span text:style-name="T6"> times the total number of mesh elements. <text:s/>A higher </text:span><text:span text:style-name="T6">number increases the number of elements refined per iteration and can accelerate </text:span><text:span text:style-name="T6">convergence at the risk of over-meshing some areas.</text:span></text:p>
                      </text:list-item>
                    </text:list>
                  </text:list-item>
                  <text:list-item>
                    <text:p text:style-name="P5"><text:span text:style-name="T6">The default values for </text:span><text:span text:style-name="T5">mesh.refinement.cutoff</text:span><text:span text:style-name="T6"> and </text:span><text:span text:style-name="T5">mesh.refinement.fraction</text:span><text:span text:style-name="T6"> are </text:span><text:span text:style-name="T6">optimized to provide balanced performance across the variety of cases in the regression suite. <text:s/></text:span><text:span text:style-name="T6">Customizing these values for a specific problem type can lead to substantial reductions in run </text:span><text:span text:style-name="T6">times.</text:span></text:p>
                  </text:list-item>
                  <text:list-item>
                    <text:p text:style-name="P5"><text:span text:style-name="T7">Do not set the adaptive meshing variables such that there are almost no mesh elements refined </text:span><text:span text:style-name="T7">at each iteration. <text:s/>With too few mesh elements added, the computed result cannot change much </text:span><text:span text:style-name="T7">leading to convergence to a low-accuracy answ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office:forms form:automatic-focus="false" form:apply-design-mode="false"/>
        <draw:frame presentation:style-name="pr8" draw:text-style-name="P2" draw:layer="layout" svg:width="25.199cm" svg:height="17.077cm" svg:x="1.217cm" svg:y="1.801cm" presentation:class="outline" presentation:user-transformed="true">
          <draw:text-box>
            <text:list text:style-name="L2">
              <text:list-item>
                <text:p><text:span text:style-name="T4">running OpenParEM2D</text:span></text:p>
                <text:list>
                  <text:list-item>
                    <text:p><text:span text:style-name="T4">Use builder to create the needed input files when it supports the needed transmission line or </text:span><text:span text:style-name="T4">waveguide type. <text:s/>Besides being vastly easier and quicker, experience to date has shown that it </text:span><text:span text:style-name="T4">results in higher quality meshes for transmission lines due to the added mesh meshpoints and </text:span><text:span text:style-name="T4">applied scaling.</text:span></text:p>
                  </text:list-item>
                  <text:list-item>
                    <text:p><text:span text:style-name="T4">Repeated runs</text:span></text:p>
                    <text:list>
                      <text:list-item>
                        <text:p><text:span text:style-name="T4">Repeated runs on 1 processor produce the exact same results every time.</text:span></text:p>
                      </text:list-item>
                      <text:list-item>
                        <text:p><text:span text:style-name="T4">Repeated runs on 2 or more processors can produce very slightly different results with each </text:span><text:span text:style-name="T4">run.</text:span></text:p>
                        <text:list>
                          <text:list-item>
                            <text:p><text:span text:style-name="T4">Each run is equally as accurate as the others.</text:span></text:p>
                          </text:list-item>
                          <text:list-item>
                            <text:p><text:span text:style-name="T4">The root cause of the variability is the iterative eigenvalue solution combined with </text:span><text:span text:style-name="T4">variations in how the calculation is spread across the processors and the orders in </text:span><text:span text:style-name="T4">which the processors complete their tasks.</text:span></text:p>
                          </text:list-item>
                        </text:list>
                      </text:list-item>
                      <text:list-item>
                        <text:p><text:span text:style-name="T4">So if you see very slight changes in the results from run to run when running with 2 or more </text:span><text:span text:style-name="T4">processors, there is nothing to be concerned about.</text:span></text:p>
                      </text:list-item>
                    </text:list>
                  </text:list-item>
                  <text:list-item>
                    <text:p><text:span text:style-name="T4">CPU loading</text:span></text:p>
                    <text:list>
                      <text:list-item>
                        <text:p><text:span text:style-name="T4">Run top while a longer job is running. <text:s/>For mpirun -np N, there should be N instances of </text:span><text:span text:style-name="T4">OpenParEM2D running, with each peaking at 100% CPU utilization. <text:s/>If one or more </text:span><text:span text:style-name="T4">processes are running at over 100%, then re-visit the installation documentation and check </text:span><text:span text:style-name="T4">the required environment variable setting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>
        <office:forms form:automatic-focus="false" form:apply-design-mode="false"/>
        <draw:frame presentation:style-name="pr9" draw:text-style-name="P2" draw:layer="layout" svg:width="25.199cm" svg:height="16.019cm" svg:x="1.357cm" svg:y="1.778cm" presentation:class="outline" presentation:user-transformed="true">
          <draw:text-box>
            <text:list text:style-name="L2">
              <text:list-item>
                <text:p text:style-name="P2"><text:span text:style-name="T4">parallel processing gains</text:span></text:p>
                <text:list>
                  <text:list-item>
                    <text:p><text:span text:style-name="T4">Desktop microprocessors are not optimized for high-performance computing (HPC).</text:span></text:p>
                  </text:list-item>
                  <text:list-item>
                    <text:p><text:span text:style-name="T4">It is expected that the internal bandwidth of such a microprocessor saturates at 4-5 cores. <text:s/>On </text:span><text:span text:style-name="T4">one consumer grade desktop, the experience is:</text:span></text:p>
                    <text:list>
                      <text:list-item>
                        <text:p><text:span text:style-name="T4">Running with 2 cores is a little slower than running with 1 core due to MPI overhead.</text:span></text:p>
                      </text:list-item>
                      <text:list-item>
                        <text:p><text:span text:style-name="T4">Running with 3 cores is about 2X faster than running with 1 core.</text:span></text:p>
                      </text:list-item>
                      <text:list-item>
                        <text:p><text:span text:style-name="T4">Running with 4 cores results in a small increase in performance over 3 cores.</text:span></text:p>
                      </text:list-item>
                      <text:list-item>
                        <text:p><text:span text:style-name="T4">Running with 5 cores may or may not result in performance improvement.</text:span></text:p>
                      </text:list-item>
                      <text:list-item>
                        <text:p><text:span text:style-name="T4">Running with 6 cores <text:s/>starts to show a slow down.</text:span></text:p>
                      </text:list-item>
                      <text:list-item>
                        <text:p><text:span text:style-name="T4">Running with even more cores then shows increasingly slower performance due to MPI </text:span><text:span text:style-name="T4">overhead overwhelming the microprocessor's internal bandwidth.</text:span></text:p>
                      </text:list-item>
                    </text:list>
                  </text:list-item>
                  <text:list-item>
                    <text:p><text:span text:style-name="T4">Testing on HPC-oriented microprocessors is needed to find good hosts and to help find </text:span><text:span text:style-name="T4">opportunities for MPI optimization in OpenParEM2D.</text:span></text:p>
                  </text:list-item>
                </text:list>
              </text:list-item>
              <text:list-item>
                <text:p><text:span text:style-name="T4">skin depth</text:span></text:p>
                <text:list>
                  <text:list-item>
                    <text:p><text:span text:style-name="T4">OpenParEM2D does not calculate the fields penetrating into conductors. <text:s/>For the conductor loss </text:span><text:span text:style-name="T4">calculations to be accurate, the conductors must be thick compared to the skin depth.</text:span></text:p>
                  </text:list-item>
                  <text:list-item>
                    <text:p><text:span text:style-name="T4">It is up to the user to ensure that this condition is m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>
        <office:forms form:automatic-focus="false" form:apply-design-mode="false"/>
        <draw:frame presentation:style-name="pr10" draw:layer="layout" svg:width="25.199cm" svg:height="18.337cm" svg:x="1.27cm" svg:y="1.641cm" presentation:class="outline" presentation:user-transformed="true">
          <draw:text-box>
            <text:list text:style-name="L2">
              <text:list-item>
                <text:p><text:span text:style-name="T4">memory</text:span></text:p>
                <text:list>
                  <text:list-item>
                    <text:p><text:span text:style-name="T4">2D simulators are not generally big users of memory, but high-accuracy setups can drive high </text:span><text:span text:style-name="T4">levels of memory usage.</text:span></text:p>
                  </text:list-item>
                  <text:list-item>
                    <text:p><text:span text:style-name="T4">OpenParEM2D is not programmed to gracefully exit if the computer runs out of memory. <text:s/>If you </text:span><text:span text:style-name="T4">are executing a long, high-accuracy run, and the simulation fails without a good error message, </text:span><text:span text:style-name="T4">then you have probably run out of memory.</text:span></text:p>
                  </text:list-item>
                  <text:list-item>
                    <text:p><text:span text:style-name="T4">Run top while running the failing job and watch the free amounts for both the memory and the </text:span><text:span text:style-name="T4">swap space. <text:s/>If they are at or close to zero as the job fails, then your computer ran out of </text:span><text:span text:style-name="T4">memory.</text:span></text:p>
                  </text:list-item>
                  <text:list-item>
                    <text:p><text:span text:style-name="T4">If the computer is running out of memory on the simulation, the options are to </text:span></text:p>
                    <text:list>
                      <text:list-item>
                        <text:p><text:span text:style-name="T4">Close other programs to free up memory.</text:span></text:p>
                      </text:list-item>
                      <text:list-item>
                        <text:p><text:span text:style-name="T4">Scale back the simulation to use less memory.</text:span></text:p>
                      </text:list-item>
                      <text:list-item>
                        <text:p><text:span text:style-name="T4">Increase the swap space on the computer.</text:span></text:p>
                        <text:list>
                          <text:list-item>
                            <text:p><text:span text:style-name="T4">This will likely cause a large increase to the run time because swapping to disk is slow.</text:span></text:p>
                          </text:list-item>
                        </text:list>
                      </text:list-item>
                      <text:list-item>
                        <text:p><text:span text:style-name="T4">Add RAM to the computer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buntu tip</text:span></text:p>
                <text:list>
                  <text:list-item>
                    <text:p><text:span text:style-name="T4">#tracker-store - uses 100% of a cpu while OpenParEM2D is running</text:span></text:p>
                  </text:list-item>
                  <text:list-item>
                    <text:p><text:span text:style-name="T4">To kill it, execute the following</text:span></text:p>
                    <text:list>
                      <text:list-item>
                        <text:p><text:span text:style-name="T4">systemctl --user mask tracker-store.service tracker-miner-fs.service tracker-miner-</text:span><text:span text:style-name="T4">rss.service tracker-extract.service tracker-miner-apps.service tracker-writeback.service</text:span></text:p>
                      </text:list-item>
                      <text:list-item>
                        <text:p><text:span text:style-name="T4">tracker reset --hard</text:span></text:p>
                      </text:list-item>
                    </text:list>
                  </text:list-item>
                  <text:list-item>
                    <text:p><text:span text:style-name="T4">Note that you will lose file indexing for other applic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50" draw:display-name="Transparency 50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5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T18H58S</meta:editing-duration>
    <meta:editing-cycles>99</meta:editing-cycles>
    <dc:date>2022-08-22T13:36:27</dc:date>
    <dc:creator>Brian Young</dc:creator>
    <meta:generator>OpenOffice/4.1.11$Unix OpenOffice.org_project/4112m1$Build-9809</meta:generator>
    <meta:document-statistic meta:object-count="71"/>
  </office:meta>
</office:document-meta>
</file>